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9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0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Cover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in. X 1-1/4 in. PVC Pipe</text:p>
          </table:table-cell>
          <table:table-cell office:value-type="float" office:value="2" calcext:value-type="float">
            <text:p>2</text:p>
          </table:table-cell>
          <table:table-cell table:formula="of:=[.A25]" office:value-type="string" office:string-value="1-1/4 in. x 2 ft. PVC Sch. 40 Pipe" calcext:value-type="string">
            <text:p>1-1/4 in. x 2 ft. PVC Sch. 40 P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in. X 1in. PVC Pipe</text:p>
          </table:table-cell>
          <table:table-cell office:value-type="float" office:value="2" calcext:value-type="float">
            <text:p>2</text:p>
          </table:table-cell>
          <table:table-cell table:formula="of:=[.A26]" office:value-type="string" office:string-value="1 in. x 2 ft. PVC Sch. 40 Pipe" calcext:value-type="string">
            <text:p>1 in. x 2 ft. PVC Sch. 40 P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in. x 1 in. PVC Pipe</text:p>
          </table:table-cell>
          <table:table-cell office:value-type="float" office:value="1" calcext:value-type="float">
            <text:p>1</text:p>
          </table:table-cell>
          <table:table-cell table:formula="of:=[.A26]" office:value-type="string" office:string-value="1 in. x 2 ft. PVC Sch. 40 Pipe" calcext:value-type="string">
            <text:p>1 in. x 2 ft. PVC Sch. 40 P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in. X 2in. PVC Pipe</text:p>
          </table:table-cell>
          <table:table-cell office:value-type="float" office:value="1" calcext:value-type="float">
            <text:p>1</text:p>
          </table:table-cell>
          <table:table-cell table:formula="of:=[.A27]" office:value-type="string" office:string-value="2 in. x 10 ft. PVC Sch. 40 Plain-End Pipe" calcext:value-type="string">
            <text:p>2 in. x 10 ft. PVC Sch. 40 Plain-End P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in. PVC Cap</text:p>
          </table:table-cell>
          <table:table-cell office:value-type="float" office:value="1" calcext:value-type="float">
            <text:p>1</text:p>
          </table:table-cell>
          <table:table-cell table:formula="of:=CONCATENATE([.A29]; &quot; and &quot;; [.A28])" office:value-type="string" office:string-value="1 in. PVC Sch. 40 Female S x FPT Adapter and 1 in. PVC Sch. 40 Plug" calcext:value-type="string">
            <text:p>1 in. PVC Sch. 40 Female S x FPT Adapter and 1 in. PVC Sch. 40 Pl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in. PVC Cap</text:p>
          </table:table-cell>
          <table:table-cell office:value-type="float" office:value="1" calcext:value-type="float">
            <text:p>1</text:p>
          </table:table-cell>
          <table:table-cell table:formula="of:=CONCATENATE([.A30]; &quot; and &quot;; [.A31])" office:value-type="string" office:string-value="2 in. PVC DWV MIPT Cleanout Plug and 2 in. PVC Sch. 40 Female S x FPT Adapter" calcext:value-type="string">
            <text:p>2 in. PVC DWV MIPT Cleanout Plug and 2 in. PVC Sch. 40 Female S x FPT Adap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1/4 in. PVC Cap</text:p>
          </table:table-cell>
          <table:table-cell office:value-type="float" office:value="2" calcext:value-type="float">
            <text:p>2</text:p>
          </table:table-cell>
          <table:table-cell table:formula="of:=CONCATENATE([.A32]; &quot; and &quot;; [.A33])" office:value-type="string" office:string-value="1-1/4 in. PVC Sch. 40 Female S x FPT Adapter and 1-1/4 in. Schedule 40 PVC Plug" calcext:value-type="string">
            <text:p>1-1/4 in. PVC Sch. 40 Female S x FPT Adapter and 1-1/4 in. Schedule 40 PVC Pl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in. To 2in. PVC Reducer Bush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1/4in. PVC Connect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/2in. Flexible Pex Tubing</text:p>
          </table:table-cell>
          <table:table-cell table:number-columns-repeated="4"/>
        </table:table-row>
        <table:table-row table:style-name="ro1" table:number-rows-repeated="12">
          <table:table-cell table:number-columns-repeated="5"/>
        </table:table-row>
        <table:table-row table:style-name="ro1">
          <table:table-cell table:style-name="ce1" office:value-type="string" calcext:value-type="string">
            <text:p>Piping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ftover</text:p>
          </table:table-cell>
        </table:table-row>
        <table:table-row table:style-name="ro1">
          <table:table-cell table:style-name="ce2" office:value-type="string" calcext:value-type="string">
            <text:p>1-1/4 in. x 2 ft. PVC Sch. 40 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Charlotte-Pipe-1-1-4-in-x-2-ft-PVC-Sch-40-Pipe-PVC-07100-0200/202018045</text:p>
          </table:table-cell>
          <table:table-cell table:style-name="ce3" office:value-type="currency" office:currency="USD" office:value="3.2" calcext:value-type="currency">
            <text:p>$3.20</text:p>
          </table:table-cell>
          <table:table-cell office:value-type="string" calcext:value-type="string">
            <text:p>12”</text:p>
          </table:table-cell>
        </table:table-row>
        <table:table-row table:style-name="ro1">
          <table:table-cell table:style-name="ce2" office:value-type="string" calcext:value-type="string">
            <text:p>1 in. x 2 ft. PVC Sch. 40 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VPC-1-in-x-2-ft-PVC-Sch-40-Pipe-2201/202300506</text:p>
          </table:table-cell>
          <table:table-cell table:style-name="ce3" office:value-type="currency" office:currency="USD" office:value="1.98" calcext:value-type="currency">
            <text:p>$1.98</text:p>
          </table:table-cell>
          <table:table-cell office:value-type="string" calcext:value-type="string">
            <text:p>0”</text:p>
          </table:table-cell>
        </table:table-row>
        <table:table-row table:style-name="ro2">
          <table:table-cell table:style-name="ce2" office:value-type="string" calcext:value-type="string">
            <text:p>2 in. x 10 ft. PVC Sch. 40 Plain-End 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2-in-x-10-ft-PVC-Sch-40-Plain-End-Pipe-531137/100161954</text:p>
          </table:table-cell>
          <table:table-cell table:style-name="ce3" office:value-type="currency" office:currency="USD" office:value="8.18" calcext:value-type="currency">
            <text:p>$8.18</text:p>
          </table:table-cell>
          <table:table-cell office:value-type="string" calcext:value-type="string">
            <text:p>9’</text:p>
          </table:table-cell>
        </table:table-row>
        <table:table-row table:style-name="ro1">
          <table:table-cell table:style-name="ce2" office:value-type="string" calcext:value-type="string">
            <text:p>1 in. PVC Sch. 40 Pl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Charlotte-Pipe-1-in-PVC-Sch-40-Plug-PVC-02113-1000HD/203850364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table:style-name="ce2" office:value-type="string" calcext:value-type="string">
            <text:p>1 in. PVC Sch. 40 Female S x FPT Ada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Charlotte-Pipe-1-in-PVC-Sch-40-Female-S-x-FPT-Adapter-PVC021011000HD/203811410</text:p>
          </table:table-cell>
          <table:table-cell table:style-name="ce3" office:value-type="currency" office:currency="USD" office:value="0.8" calcext:value-type="currency">
            <text:p>$0.8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ce2" office:value-type="string" calcext:value-type="string">
            <text:p>2 in. PVC DWV MIPT Cleanout Pl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2-in-PVC-DWV-MIPT-Cleanout-Plug-C4818HD2/100346648</text:p>
          </table:table-cell>
          <table:table-cell table:style-name="ce3" office:value-type="currency" office:currency="USD" office:value="0.88" calcext:value-type="currency">
            <text:p>$0.88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table:style-name="ce2" office:value-type="string" calcext:value-type="string">
            <text:p>2 in. PVC Sch. 40 Female S x FPT Ada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Charlotte-Pipe-2-in-PVC-Sch-40-Female-S-x-FPT-Adapter-PVC021011600HD/203811416?MERCH=REC-_-PIPHorizontal1_rr-_-203825431-_-203811416-_-N</text:p>
          </table:table-cell>
          <table:table-cell table:style-name="ce3" office:value-type="currency" office:currency="USD" office:value="1.53" calcext:value-type="currency">
            <text:p>$1.53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table:style-name="ce2" office:value-type="string" calcext:value-type="string">
            <text:p>1-1/4 in. PVC Sch. 40 Female S x FPT Adap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homedepot.com/p/Charlotte-Pipe-1-1-4-in-PVC-Sch-40-Female-S-x-FPT-Adapter-PVC021011200HD/203811412?keyword=1-1%2F4+in.+PVC+Sch.+40+Female+S+x+FPT+Adapter</text:p>
          </table:table-cell>
          <table:table-cell table:style-name="ce3" office:value-type="currency" office:currency="USD" office:value="1.32" calcext:value-type="currency">
            <text:p>$1.3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ce2" office:value-type="string" calcext:value-type="string">
            <text:p>1-1/4 in. Schedule 40 PVC Pl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homedepot.com/p/DURA-1-1-4-in-Schedule-40-PVC-Plug-C450-012/100347440</text:p>
          </table:table-cell>
          <table:table-cell table:style-name="ce3" office:value-type="currency" office:currency="USD" office:value="1.86" calcext:value-type="currency">
            <text:p>$1.86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table:style-name="ce2" office:value-type="string" calcext:value-type="string">
            <text:p>2 in. x 1 in. PVC Sch. 40 SPG x S Reducer Bus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Charlotte-Pipe-2-in-x-1-in-PVC-Sch-40-SPG-x-S-Reducer-Bushing-PVC021071300HD/203811533</text:p>
          </table:table-cell>
          <table:table-cell table:style-name="ce3" office:value-type="currency" office:currency="USD" office:value="1.53" calcext:value-type="currency">
            <text:p>$1.5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NIBCO-Pipe-Fitting-Adapter-Schedule/dp/B007Q45D2S/ref=sr_1_1?ie=UTF8&amp;qid=1469122194&amp;sr=8-1&amp;keywords=1in.+PVC+Male+x+Socket</text:p>
          </table:table-cell>
          <table:table-cell table:style-name="ce3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Charlotte-Pipe-2-in-PVC-Sch-40-MPT-x-S-Male-Adapter-PVC-02109-1600HD/203825431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SharkBite 1/2-Inch PEX Tubing, 25 Feet, WHITE, for Residential and Commercial Potable Water Application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SharkBite-Residential-Commercial-Potable-Applications/dp/B007AH30A8/ref=sr_1_1?ie=UTF8&amp;qid=1469128307&amp;sr=8-1&amp;keywords=1%2F2+inch+pex</text:p>
          </table:table-cell>
          <table:table-cell office:value-type="float" office:value="8.64" calcext:value-type="float">
            <text:p>8.64</text:p>
          </table:table-cell>
          <table:table-cell office:value-type="string" calcext:value-type="string">
            <text:p>unknow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15:10:33.8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15:10:37.108000000</meta:creation-date>
    <meta:editing-duration>PT3M39S</meta:editing-duration>
    <meta:editing-cycles>2</meta:editing-cycles>
    <meta:generator>LibreOffice/5.1.4.2$Windows_X86_64 LibreOffice_project/f99d75f39f1c57ebdd7ffc5f42867c12031db97a</meta:generator>
    <dc:date>2016-07-21T15:14:13.072000000</dc:date>
    <meta:document-statistic meta:table-count="1" meta:cell-count="93" meta:object-count="0"/>
  </office:meta>
</office:document-meta>
</file>